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Heading_20_2"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hader Specifications</text:h>
      <text:p text:style-name="P1"/>
      <text:h text:style-name="Heading_20_1" text:outline-level="1">General Layout</text:h>
      <text:p text:style-name="Text_20_body">The shader layout is as follows</text:p>
      <text:list xml:id="list4207215706203351966" text:style-name="L1">
        <text:list-item>
          <text:p text:style-name="P2">version definition</text:p>
        </text:list-item>
        <text:list-item>
          <text:p text:style-name="P2">Structure definitions</text:p>
        </text:list-item>
        <text:list-item>
          <text:p text:style-name="P2">UBO definitions</text:p>
        </text:list-item>
        <text:list-item>
          <text:p text:style-name="P2">Uniform definitions</text:p>
        </text:list-item>
        <text:list-item>
          <text:p text:style-name="P2">in/out Attributes</text:p>
        </text:list-item>
        <text:list-item>
          <text:p text:style-name="P2">function definitions</text:p>
        </text:list-item>
        <text:list-item>
          <text:p text:style-name="P2">main function</text:p>
        </text:list-item>
      </text:list>
      <text:h text:style-name="P5" text:outline-level="2">Main Notes</text:h>
      <text:p text:style-name="Text_20_body"><text:span text:style-name="T3">All attributes need to be qualified with a layout definition </text:span></text:p>
      <text:list xml:id="list4645189710446545303" text:style-name="L2">
        <text:list-item>
          <text:p text:style-name="P3"><text:span text:style-name="T3">layout(location = 1)</text:span></text:p>
        </text:list-item>
      </text:list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gan Ridout</meta:initial-creator>
    <meta:creation-date>2019-12-31T23:52:11.95</meta:creation-date>
    <meta:document-statistic meta:table-count="0" meta:image-count="0" meta:object-count="0" meta:page-count="1" meta:paragraph-count="13" meta:word-count="47" meta:character-count="295"/>
    <dc:date>2020-01-01T03:33:51.79</dc:date>
    <dc:creator>Megan Ridout</dc:creator>
    <meta:editing-duration>PT1H41M9S</meta:editing-duration>
    <meta:editing-cycles>1</meta:editing-cycles>
    <meta:generator>OpenOffice/4.1.7$Win32 OpenOffice.org_project/417m1$Build-9800</meta:generator>
  </office:meta>
</office:document-meta>
</file>